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Open Sans1"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Open Sans2" svg:font-family="'Open Sans'" style:font-family-generic="swiss" style:font-pitch="variable"/>
    <style:font-face style:name="Open Sans" svg:font-family="'Open Sans'"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1.9896in" style:rel-column-width="19466*"/>
    </style:style>
    <style:style style:name="Tabelle1.B" style:family="table-column">
      <style:table-column-properties style:column-width="4.7083in" style:rel-column-width="46069*"/>
    </style:style>
    <style:style style:name="Tabelle1.A1" style:family="table-cell">
      <style:table-cell-properties style:vertical-align="middle" fo:padding="0.0382in" fo:border="none"/>
    </style:style>
    <style:style style:name="Tabelle1.B1" style:family="table-cell">
      <style:table-cell-properties fo:padding="0.0382in" fo:border="none"/>
    </style:style>
    <style:style style:name="Tabelle2" style:family="table">
      <style:table-properties style:width="6.6979in" fo:margin-left="0in" fo:margin-right="-0.0049in" table:align="margins"/>
    </style:style>
    <style:style style:name="Tabelle2.A" style:family="table-column">
      <style:table-column-properties style:column-width="1.9896in" style:rel-column-width="19466*"/>
    </style:style>
    <style:style style:name="Tabelle2.B" style:family="table-column">
      <style:table-column-properties style:column-width="4.7083in" style:rel-column-width="46069*"/>
    </style:style>
    <style:style style:name="Tabelle2.A1" style:family="table-cell">
      <style:table-cell-properties style:vertical-align="middle" fo:padding="0.0382in" fo:border="none"/>
    </style:style>
    <style:style style:name="Tabelle2.B1" style:family="table-cell">
      <style:table-cell-properties fo:padding="0.0382in" fo:border="none"/>
    </style:style>
    <style:style style:name="P1" style:family="paragraph" style:parent-style-name="Footer">
      <style:paragraph-properties fo:text-align="end" style:justify-single-word="false"/>
      <style:text-properties style:font-name="Open Sans2" fo:font-size="9pt" style:font-size-asian="9pt" style:font-size-complex="9pt"/>
    </style:style>
    <style:style style:name="P2" style:family="paragraph" style:parent-style-name="Standard">
      <style:text-properties style:font-name="Open Sans2"/>
    </style:style>
    <style:style style:name="P3" style:family="paragraph" style:parent-style-name="Standard">
      <style:text-properties style:font-name="Open Sans2" fo:font-size="10pt" style:font-size-asian="10pt" style:font-size-complex="10pt"/>
    </style:style>
    <style:style style:name="P4" style:family="paragraph" style:parent-style-name="Standard">
      <style:text-properties style:font-name="Open Sans2" fo:font-size="11pt" style:font-size-asian="11pt" style:font-size-complex="11pt"/>
    </style:style>
    <style:style style:name="P5" style:family="paragraph" style:parent-style-name="Standard">
      <style:text-properties style:font-name="Open Sans2" fo:font-size="11pt" fo:font-style="italic" style:font-size-asian="11pt" style:font-style-asian="italic" style:font-size-complex="11pt" style:font-style-complex="italic"/>
    </style:style>
    <style:style style:name="P6" style:family="paragraph" style:parent-style-name="Standard">
      <style:text-properties style:font-name="Open Sans2" fo:font-size="12pt" style:font-size-asian="12pt" style:font-size-complex="12pt"/>
    </style:style>
    <style:style style:name="P7" style:family="paragraph" style:parent-style-name="Standard">
      <style:text-properties fo:font-size="11pt" style:font-size-asian="11pt" style:font-size-complex="11pt"/>
    </style:style>
    <style:style style:name="P8" style:family="paragraph" style:parent-style-name="Standard">
      <style:text-properties fo:font-size="11pt" fo:font-weight="bold" style:font-size-asian="11pt" style:font-weight-asian="bold" style:font-size-complex="11pt" style:font-weight-complex="bold"/>
    </style:style>
    <style:style style:name="P9"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0" style:family="paragraph" style:parent-style-name="Standard">
      <style:text-properties style:font-name="Open Sans1" fo:font-size="11pt" style:font-size-asian="11pt" style:font-size-complex="11pt"/>
    </style:style>
    <style:style style:name="P11" style:family="paragraph" style:parent-style-name="Table_20_Contents">
      <style:text-properties style:font-name="Open Sans2"/>
    </style:style>
    <style:style style:name="P12" style:family="paragraph" style:parent-style-name="Standard">
      <style:paragraph-properties fo:margin-top="0in" fo:margin-bottom="0.0783in"/>
      <style:text-properties style:font-name="Open Sans2"/>
    </style:style>
    <style:style style:name="P13" style:family="paragraph" style:parent-style-name="Standard">
      <style:paragraph-properties fo:margin-top="0in" fo:margin-bottom="0.0201in"/>
      <style:text-properties style:font-name="Open Sans2" fo:font-size="10pt" style:font-size-asian="10pt" style:font-size-complex="10pt"/>
    </style:style>
    <style:style style:name="P14" style:family="paragraph" style:parent-style-name="Standard">
      <style:paragraph-properties fo:margin-top="0.1665in" fo:margin-bottom="0.0835in"/>
      <style:text-properties style:font-name="Open Sans2"/>
    </style:style>
    <style:style style:name="P15" style:family="paragraph" style:parent-style-name="Heading_20_2">
      <style:text-properties fo:font-size="13pt" style:font-size-asian="13pt" style:font-size-complex="13pt"/>
    </style:style>
    <style:style style:name="P16" style:family="paragraph" style:parent-style-name="Heading_20_3">
      <style:text-properties fo:font-size="13pt" style:font-size-asian="13pt" style:font-size-complex="13pt"/>
    </style:style>
    <style:style style:name="P17" style:family="paragraph" style:parent-style-name="Heading_20_3">
      <style:paragraph-properties fo:margin-top="0.1665in" fo:margin-bottom="0.0835in" fo:keep-with-next="always"/>
      <style:text-properties style:font-name="Arial" fo:font-size="13pt" style:font-name-asian="Microsoft YaHei" style:font-size-asian="13pt" style:font-name-complex="Lucida Sans" style:font-size-complex="13pt"/>
    </style:style>
    <style:style style:name="P18" style:family="paragraph">
      <style:paragraph-properties fo:text-align="start"/>
      <style:text-properties style:text-line-through-style="none" style:font-name="Arial" fo:font-size="12pt" fo:font-style="normal" style:text-underline-style="none" fo:font-weight="normal"/>
    </style:style>
    <style:style style:name="P19" style:family="paragraph">
      <style:paragraph-properties fo:text-align="start"/>
      <style:text-properties style:text-line-through-style="none" style:font-name="Open Sans" fo:font-size="12pt" fo:font-style="normal" style:text-underline-style="none" fo:font-weight="normal"/>
    </style:style>
    <style:style style:name="T1" style:family="text">
      <style:text-properties style:use-window-font-color="true" style:font-name="Open Sans2" fo:font-style="normal" style:font-style-asian="normal" style:font-style-complex="normal"/>
    </style:style>
    <style:style style:name="T2" style:family="text">
      <style:text-properties fo:font-size="12pt" style:font-size-asian="12pt" style:font-size-complex="12pt"/>
    </style:style>
    <style:style style:name="fr1"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fo:border="solid #808080"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data-style-name="C8036">
      <style:graphic-properties fo:border="solid #808080"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data-style-name="C8001">
      <style:graphic-properties fo:border="solid #808080"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data-style-name="C8076">
      <style:graphic-properties fo:border="solid #808080" style:wrap="run-through" style:number-wrapped-paragraphs="no-limit" style:vertical-pos="middle" style:vertical-rel="line" style:horizontal-pos="from-left" style:horizontal-rel="paragraph" draw:wrap-influence-on-position="once-concurrent" style:flow-with-text="false"/>
    </style:style>
    <number:number-style style:name="C8001" number:language="de" number:country="DE">
      <number:number number:decimal-places="0" number:min-integer-digits="1"/>
    </number:number-style>
    <number:date-style style:name="C8036" number:language="de" number:country="DE" number:automatic-order="true">
      <number:day number:style="long"/>
      <number:text>.</number:text>
      <number:month number:style="long"/>
      <number:text>.</number:text>
      <number:year number:style="long"/>
    </number:date-style>
    <number:date-style style:name="C8076" number:language="de" number:country="DE"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text form:name="Vor und Nachname"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Email" form:control-implementation="ooo:com.sun.star.form.component.TextField" xml:id="control2" form:id="control2" form:tab-index="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Straße" form:control-implementation="ooo:com.sun.star.form.component.TextField" xml:id="control3" form:id="control3" form:tab-index="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Hausnummer" form:control-implementation="ooo:com.sun.star.form.component.TextField" xml:id="control4" form:id="control4" form:tab-index="4"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ausnummer"/>
              <form:property form:property-name="ObjIDinMSO" office:value-type="float" office:value=""/>
            </form:properties>
          </form:text>
          <form:text form:name="Wohnort" form:control-implementation="ooo:com.sun.star.form.component.TextField" xml:id="control5" form:id="control5" form:tab-index="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Geburtsdatum" form:control-implementation="ooo:com.sun.star.form.component.FormattedField" xml:id="control6" form:id="control6" form:tab-index="2"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ies>
          </form:formatted-text>
          <form:formatted-text form:name="Postleitzahl" form:control-implementation="ooo:com.sun.star.form.component.FormattedField" xml:id="control7" form:id="control7" form:tab-index="5"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ies>
          </form:formatted-text>
          <form:formatted-text form:name="Telefon" form:control-implementation="ooo:com.sun.star.form.component.FormattedField" xml:id="control8" form:id="control8" form:tab-index="7"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ies>
          </form:formatted-text>
          <form:radio form:name="Mitgliedschaft" form:control-implementation="ooo:com.sun.star.form.component.RadioButton" xml:id="control9" form:id="control9" form:label="Einzel 90 €" form:tab-index="9"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text form:name="Vor und Nachname2" form:control-implementation="ooo:com.sun.star.form.component.TextField" xml:id="control10" form:id="control10" form:tab-stop="false" form:tab-index="1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Geburtsdatum2" form:control-implementation="ooo:com.sun.star.form.component.FormattedField" xml:id="control11" form:id="control11" form:tab-stop="false" form:tab-index="15" form:convert-empty-to-null="true">
            <form:properties>
              <form:property form:property-name="ControlTypeinMSO" office:value-type="float" office:value="0"/>
              <form:property form:property-name="DefaultControl" office:value-type="string" office:string-value="com.sun.star.form.control.FormattedField"/>
              <form:property form:property-name="HideInactiveSelection" office:value-type="boolean" office:boolean-value="false"/>
              <form:property form:property-name="MouseWheelBehavior" office:value-type="float" office:value="0"/>
              <form:property form:property-name="ObjIDinMSO" office:value-type="float" office:value=""/>
            </form:properties>
          </form:formatted-text>
          <form:text form:name="Vor und Nachname3" form:control-implementation="ooo:com.sun.star.form.component.TextField" xml:id="control12" form:id="control12" form:tab-stop="false" form:tab-index="1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Geburtsdatum3" form:control-implementation="ooo:com.sun.star.form.component.FormattedField" xml:id="control13" form:id="control13" form:tab-stop="false" form:tab-index="17" form:convert-empty-to-null="true">
            <form:properties>
              <form:property form:property-name="ControlTypeinMSO" office:value-type="float" office:value="0"/>
              <form:property form:property-name="DefaultControl" office:value-type="string" office:string-value="com.sun.star.form.control.FormattedField"/>
              <form:property form:property-name="HideInactiveSelection" office:value-type="boolean" office:boolean-value="false"/>
              <form:property form:property-name="MouseWheelBehavior" office:value-type="float" office:value="0"/>
              <form:property form:property-name="ObjIDinMSO" office:value-type="float" office:value=""/>
            </form:properties>
          </form:formatted-text>
          <form:text form:name="Vor und Nachname4" form:control-implementation="ooo:com.sun.star.form.component.TextField" xml:id="control14" form:id="control14" form:tab-stop="false" form:tab-index="1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Geburtsdatum4" form:control-implementation="ooo:com.sun.star.form.component.FormattedField" xml:id="control15" form:id="control15" form:tab-stop="false" form:tab-index="19" form:convert-empty-to-null="true">
            <form:properties>
              <form:property form:property-name="ControlTypeinMSO" office:value-type="float" office:value="0"/>
              <form:property form:property-name="DefaultControl" office:value-type="string" office:string-value="com.sun.star.form.control.FormattedField"/>
              <form:property form:property-name="HideInactiveSelection" office:value-type="boolean" office:boolean-value="false"/>
              <form:property form:property-name="MouseWheelBehavior" office:value-type="float" office:value="0"/>
              <form:property form:property-name="ObjIDinMSO" office:value-type="float" office:value=""/>
            </form:properties>
          </form:formatted-text>
          <form:text form:name="Vor und Nachname5" form:control-implementation="ooo:com.sun.star.form.component.TextField" xml:id="control16" form:id="control16" form:tab-stop="false" form:tab-index="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Geburtsdatum5" form:control-implementation="ooo:com.sun.star.form.component.FormattedField" xml:id="control17" form:id="control17" form:tab-stop="false" form:tab-index="21" form:convert-empty-to-null="true">
            <form:properties>
              <form:property form:property-name="ControlTypeinMSO" office:value-type="float" office:value="0"/>
              <form:property form:property-name="DefaultControl" office:value-type="string" office:string-value="com.sun.star.form.control.FormattedField"/>
              <form:property form:property-name="HideInactiveSelection" office:value-type="boolean" office:boolean-value="false"/>
              <form:property form:property-name="MouseWheelBehavior" office:value-type="float" office:value="0"/>
              <form:property form:property-name="ObjIDinMSO" office:value-type="float" office:value=""/>
            </form:properties>
          </form:formatted-text>
          <form:text form:name="Name Kontoinhaber" form:control-implementation="ooo:com.sun.star.form.component.TextField" xml:id="control18" form:id="control18" form:tab-index="2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IBAN" form:control-implementation="ooo:com.sun.star.form.component.FormattedField" xml:id="control19" form:id="control19" form:tab-index="23"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
            </form:properties>
          </form:formatted-text>
          <form:radio form:name="Mitgliedschaft" form:control-implementation="ooo:com.sun.star.form.component.RadioButton" xml:id="control20" form:id="control20" form:label="Familie 135 €" form:tab-index="1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Mitgliedschaft" form:control-implementation="ooo:com.sun.star.form.component.RadioButton" xml:id="control21" form:id="control21" form:label="Schüler:in / Student:in / Auszubildende:r 50 €" form:tab-index="10"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Mitgliedschaft" form:control-implementation="ooo:com.sun.star.form.component.RadioButton" xml:id="control22" form:id="control22" form:label="Kinder bis 16 Jahren 50 €" form:tab-index="1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Mitgliedschaft" form:control-implementation="ooo:com.sun.star.form.component.RadioButton" xml:id="control23" form:id="control23" form:label="Passiv 25 €" form:tab-index="1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5.4201in" svg:y="0.0272in" svg:width="2.828in" svg:height="1.7563in" draw:z-index="0">
        <draw:image xlink:href="https://vcmuellheim.de/img/vcm-banner.png" xlink:type="simple" xlink:show="embed" xlink:actuate="onLoad" draw:filter-name="&lt;Alle Formate&gt;"/>
      </draw:frame>
      <text:h text:style-name="Heading_20_1" text:outline-level="1">Anmeldung zur Vereinsmitgliedschaft</text:h>
      <text:p text:style-name="P2">Hiermit beantrage ich die Mitgliedschaft im<text:line-break/>Volleyballclub Müllheim e.V..</text:p>
      <text:p text:style-name="P2"/>
      <table:table table:name="Tabelle1" table:style-name="Tabelle1">
        <table:table-column table:style-name="Tabelle1.A"/>
        <table:table-column table:style-name="Tabelle1.B"/>
        <table:table-row>
          <table:table-cell table:style-name="Tabelle1.A1" office:value-type="string">
            <text:p text:style-name="P11">Vor- und Nachname</text:p>
          </table:table-cell>
          <table:table-cell table:style-name="Tabelle1.B1" office:value-type="string">
            <text:p text:style-name="P11"><draw:control text:anchor-type="as-char" draw:z-index="1" draw:style-name="gr1" draw:text-style-name="P18" svg:width="4.3307in" svg:height="0.3941in" draw:control="control1"/></text:p>
          </table:table-cell>
        </table:table-row>
        <table:table-row>
          <table:table-cell table:style-name="Tabelle1.A1" office:value-type="string">
            <text:p text:style-name="P11">Geburtsdatum</text:p>
          </table:table-cell>
          <table:table-cell table:style-name="Tabelle1.B1" office:value-type="string">
            <text:p text:style-name="P2"><draw:control text:anchor-type="as-char" draw:z-index="6" draw:style-name="gr2" draw:text-style-name="P18" svg:width="4.3307in" svg:height="0.3941in" draw:control="control6"/></text:p>
          </table:table-cell>
        </table:table-row>
        <table:table-row>
          <table:table-cell table:style-name="Tabelle1.A1" office:value-type="string">
            <text:p text:style-name="P11">Straße, Hausnummer</text:p>
          </table:table-cell>
          <table:table-cell table:style-name="Tabelle1.B1" office:value-type="string">
            <text:p text:style-name="P2"><draw:control text:anchor-type="as-char" draw:z-index="3" draw:style-name="gr1" draw:text-style-name="P18" svg:width="3.1496in" svg:height="0.3941in" draw:control="control3"/> <text:s/><draw:control text:anchor-type="as-char" draw:z-index="4" draw:style-name="gr1" draw:text-style-name="P18" svg:width="1.1024in" svg:height="0.3941in" draw:control="control4"/></text:p>
          </table:table-cell>
        </table:table-row>
        <table:table-row>
          <table:table-cell table:style-name="Tabelle1.A1" office:value-type="string">
            <text:p text:style-name="P11">Postleitzahl, Wohnort</text:p>
          </table:table-cell>
          <table:table-cell table:style-name="Tabelle1.B1" office:value-type="string">
            <text:p text:style-name="P2"><draw:control text:anchor-type="as-char" draw:z-index="7" draw:style-name="gr3" draw:text-style-name="P18" svg:width="1.1024in" svg:height="0.3941in" draw:control="control7"/> <text:s/><draw:control text:anchor-type="as-char" draw:z-index="5" draw:style-name="gr1" draw:text-style-name="P18" svg:width="3.1496in" svg:height="0.3941in" draw:control="control5"/></text:p>
          </table:table-cell>
        </table:table-row>
        <table:table-row>
          <table:table-cell table:style-name="Tabelle1.A1" office:value-type="string">
            <text:p text:style-name="P11">Telefon</text:p>
          </table:table-cell>
          <table:table-cell table:style-name="Tabelle1.B1" office:value-type="string">
            <text:p text:style-name="P2"><draw:control text:anchor-type="as-char" draw:z-index="8" draw:style-name="gr3" draw:text-style-name="P18" svg:width="4.3307in" svg:height="0.3941in" draw:control="control8"/></text:p>
          </table:table-cell>
        </table:table-row>
        <table:table-row>
          <table:table-cell table:style-name="Tabelle1.A1" office:value-type="string">
            <text:p text:style-name="P11">Email</text:p>
          </table:table-cell>
          <table:table-cell table:style-name="Tabelle1.B1" office:value-type="string">
            <text:p text:style-name="P2"><draw:control text:anchor-type="as-char" draw:z-index="2" draw:style-name="gr1" draw:text-style-name="P18" svg:width="4.3307in" svg:height="0.3941in" draw:control="control2"/></text:p>
          </table:table-cell>
        </table:table-row>
      </table:table>
      <text:p text:style-name="P2"/>
      <text:h text:style-name="Heading_20_2" text:outline-level="2">Mitgliedschaft (Jahresbeitrag)</text:h>
      <text:p text:style-name="P2"><draw:control text:anchor-type="as-char" draw:z-index="9" draw:style-name="gr4" draw:text-style-name="P19" svg:width="1.7705in" svg:height="0.3906in" draw:control="control9"/><draw:control text:anchor-type="as-char" draw:z-index="21" draw:style-name="gr4" draw:text-style-name="P19" svg:width="4.0004in" svg:height="0.3906in" draw:control="control21"/></text:p>
      <text:p text:style-name="P2"><draw:control text:anchor-type="as-char" draw:z-index="20" draw:style-name="gr4" draw:text-style-name="P19" svg:width="1.7705in" svg:height="0.3906in" draw:control="control20"/><draw:control text:anchor-type="as-char" draw:z-index="22" draw:style-name="gr4" draw:text-style-name="P19" svg:width="3.1504in" svg:height="0.3906in" draw:control="control22"/><draw:control text:anchor-type="as-char" draw:z-index="23" draw:style-name="gr4" draw:text-style-name="P19" svg:width="1.3803in" svg:height="0.3906in" draw:control="control23"/></text:p>
      <text:p text:style-name="P2"/>
      <text:p text:style-name="P12">Folgende Familienmitglieder sollen mit aufgenommen werden:</text:p>
      <text:p text:style-name="P13">Vor- und Nachname<text:tab/><text:tab/><text:tab/><text:tab/><text:tab/><text:tab/><text:tab/>Geburtsdatum</text:p>
      <text:p text:style-name="P2"><draw:control text:anchor-type="as-char" draw:z-index="10" draw:style-name="gr1" draw:text-style-name="P18" svg:width="4.3307in" svg:height="0.3941in" draw:control="control10"/><text:tab/><draw:control text:anchor-type="as-char" draw:z-index="11" draw:style-name="gr5" draw:text-style-name="P18" svg:width="1.5752in" svg:height="0.3906in" draw:control="control11"/></text:p>
      <text:p text:style-name="P2"><draw:control text:anchor-type="as-char" draw:z-index="12" draw:style-name="gr1" draw:text-style-name="P18" svg:width="4.3307in" svg:height="0.3941in" draw:control="control12"/><text:tab/><draw:control text:anchor-type="as-char" draw:z-index="13" draw:style-name="gr5" draw:text-style-name="P18" svg:width="1.5752in" svg:height="0.3906in" draw:control="control13"/></text:p>
      <text:p text:style-name="P2"><draw:control text:anchor-type="as-char" draw:z-index="14" draw:style-name="gr1" draw:text-style-name="P18" svg:width="4.3307in" svg:height="0.3941in" draw:control="control14"/><text:tab/><draw:control text:anchor-type="as-char" draw:z-index="15" draw:style-name="gr5" draw:text-style-name="P18" svg:width="1.5752in" svg:height="0.3906in" draw:control="control15"/></text:p>
      <text:p text:style-name="P2"><draw:control text:anchor-type="as-char" draw:z-index="16" draw:style-name="gr1" draw:text-style-name="P18" svg:width="4.3307in" svg:height="0.3941in" draw:control="control16"/><text:tab/><draw:control text:anchor-type="as-char" draw:z-index="17" draw:style-name="gr5" draw:text-style-name="P18" svg:width="1.5752in" svg:height="0.3906in" draw:control="control17"/></text:p>
      <text:p text:style-name="P2"/>
      <text:p text:style-name="P2"/>
      <text:h text:style-name="P17" text:outline-level="3">Berechtigte Interessen des Vereins</text:h>
      <text:p text:style-name="P10">Zum Zwecke der Außendarstellung werden Fotos der Mitglieder und Fotos von Veranstaltungen auf der Vereinswebseite vcmuellheim.de veröffentlicht. Die Rechtsgrundlage hierfür ist Art. 6 Abs. 1 S. 1 lit. a) DS-GVO. Die Veröffentlichung personenbezogener Daten im Internet oder in lokalen, regionalen oder überregionalen Printmedien erfolgt zur Wahrung berechtigter Interessen des Vereins (vgl. Artikel 6 Abs. 1 lit. f) DSGVO). Das berechtigte Interesse des Vereins besteht in der Information der Öffentlichkeit durch Berichtserstattung über die Aktivitäten des Vereins. In diesem Rahmen werden personenbezogene Daten einschließlich von Bildern der Teilnehmer zum Beispiel im Rahmen der Berichterstattung über Ereignisse des Vereins veröffentlicht.</text:p>
      <text:h text:style-name="P16" text:outline-level="3"><text:soft-page-break/>Auszug aus der Satzung des Volleyballclub Müllheim e.V.</text:h>
      <text:p text:style-name="P9">§ 5 Beendigung der Mitgliedschaft</text:p>
      <text:p text:style-name="P7">(2) Der Austritt aus dem Verein ist nur zum Ende des Geschäftsjahres zulässig. Die Austrittserklärung muss dem Vorstand gegenüber schriftlich spätestens einen Monat vor Ablauf des Geschäftsjahres erklärt werden.</text:p>
      <text:p text:style-name="P8">§ 6 Beiträge</text:p>
      <text:p text:style-name="P7">(1) Die Mitglieder sind zur Zahlung der durch die Mitgliederversammlung festgesetzten Mitgliedsbeiträge, Gebühren und Umlagen verpflichtet.</text:p>
      <text:p text:style-name="P7">(2) Der Mitgliedsbeitrag wird im ersten Quartal des Geschäftsjahres fällig. Bei einem späteren Eintritt wird der Beitrag sofort fällig.</text:p>
      <text:p text:style-name="P7"/>
      <text:p text:style-name="P7"/>
      <text:p text:style-name="P4">Für Schüler, Studenten und Auszubildende besteht eine Bringschuld über den Nachweis eines gültigen Schulausweises / Ausbildungsvertrag vor Beginn des Kalenderjahres (31 Dezember). Wird diese nicht erbracht, erfolgt automatisch die Beitragsabrechnung ohne Ermäßigung.</text:p>
      <text:p text:style-name="P4"/>
      <text:p text:style-name="P14"><text:span text:style-name="T2">Mit folgender Unterschrift akzeptiere die Satzung des Volleyballclub Müllheim e.V.,<text:line-break/>welche ich auf </text:span><text:a xlink:type="simple" xlink:href="https://vcmuellheim.de/satzung/" text:style-name="Internet_20_link" text:visited-style-name="Visited_20_Internet_20_Link"><text:span text:style-name="T2">https://vcmuellheim.de/satzung/</text:span></text:a><text:span text:style-name="T2"> vollständig einsehen konnte.</text:span></text:p>
      <text:p text:style-name="P2"/>
      <text:p text:style-name="P2"/>
      <text:p text:style-name="P2"/>
      <text:p text:style-name="P4">…......................................................<text:tab/><text:tab/>…........................................................................</text:p>
      <text:p text:style-name="P4">Datum, Ort<text:tab/><text:tab/><text:tab/><text:tab/><text:tab/>Unterschrift</text:p>
      <text:p text:style-name="P3"><text:tab/><text:tab/><text:tab/><text:tab/><text:tab/><text:tab/>(bei Minderjährigen Unterschrift</text:p>
      <text:p text:style-name="P3"><text:tab/><text:tab/><text:tab/><text:tab/><text:tab/><text:tab/>des Erziehungsberechtigten)</text:p>
      <text:p text:style-name="P6"/>
      <text:h text:style-name="P15" text:outline-level="2">Bankeinzugsermächtigung (SEPA-Lastschrift)</text:h>
      <text:p text:style-name="P5">(Bei Nichterteilung beträgt die Bearbeitungsgebühr 5 €!)</text:p>
      <text:p text:style-name="P2"/>
      <table:table table:name="Tabelle2" table:style-name="Tabelle2">
        <table:table-column table:style-name="Tabelle2.A"/>
        <table:table-column table:style-name="Tabelle2.B"/>
        <table:table-row>
          <table:table-cell table:style-name="Tabelle2.A1" office:value-type="string">
            <text:p text:style-name="P11">Vor- und Nachname des Kontoinhabers</text:p>
          </table:table-cell>
          <table:table-cell table:style-name="Tabelle2.B1" office:value-type="string">
            <text:p text:style-name="P11"><draw:control text:anchor-type="as-char" draw:z-index="18" draw:style-name="gr1" draw:text-style-name="P18" svg:width="4.3307in" svg:height="0.3941in" draw:control="control18"/></text:p>
          </table:table-cell>
        </table:table-row>
        <table:table-row>
          <table:table-cell table:style-name="Tabelle2.A1" office:value-type="string">
            <text:p text:style-name="P11">IBAN</text:p>
          </table:table-cell>
          <table:table-cell table:style-name="Tabelle2.B1" office:value-type="string">
            <text:p text:style-name="P2"><draw:control text:anchor-type="as-char" draw:z-index="19" draw:style-name="gr2" draw:text-style-name="P18" svg:width="4.3307in" svg:height="0.3941in" draw:control="control19"/></text:p>
          </table:table-cell>
        </table:table-row>
      </table:table>
      <text:p text:style-name="P2"/>
      <text:p text:style-name="P2">Hiermit ermächtige ich den Volleyballclub Müllheim e.V. widerruflich den Vereinsbeitrag bei Fälligkeit per Lastschriftverfahren vom oben genannten Konto einzuziehen.</text:p>
      <text:p text:style-name="P2"/>
      <text:p text:style-name="P2"/>
      <text:p text:style-name="P2"/>
      <text:p text:style-name="P2"/>
      <text:p text:style-name="P4">…......................................................<text:tab/><text:tab/>…........................................................................</text:p>
      <text:p text:style-name="P4">Datum, Ort<text:tab/><text:tab/><text:tab/><text:tab/><text:tab/>Unterschrift des Kontoinhabers</text:p>
      <text:p text:style-name="P4"/>
      <text:p text:style-name="P4"/>
      <text:h text:style-name="Heading_20_3" text:outline-level="3">Anmeldeprozess</text:h>
      <text:p text:style-name="Standard"><text:span text:style-name="T1">Die Anmeldung kann unterschrieben und digital eingescannt als PDF (bitte nicht als Fotodatei) an </text:span><text:a xlink:type="simple" xlink:href="mailto:mitgliederverwaltung@vcmuellheim.de" text:style-name="Internet_20_link" text:visited-style-name="Visited_20_Internet_20_Link">mitgliederverwaltung@vcmuellheim.de</text:a><text:span text:style-name="T1"> gesendet werden.<text:line-break/>Alternativ gebt ihr die Anmeldung ausgedruckt an eure:n Trainer: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Open Sans1"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Open Sans2" svg:font-family="'Open Sans'" style:font-family-generic="swiss" style:font-pitch="variable"/>
    <style:font-face style:name="Open Sans" svg:font-family="'Open Sans'"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weight="bold" style:font-name-asian="OpenSymbol" style:font-weight-asian="bold" style:font-name-complex="OpenSymbol"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Open Sans2" fo:font-size="9pt" style:font-size-asian="9pt" style:font-size-complex="9pt"/>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false"/>
      </style:footer-style>
    </style:page-layout>
  </office:automatic-styles>
  <office:master-styles>
    <style:master-page style:name="Standard" style:page-layout-name="Mpm1">
      <style:footer>
        <text:p text:style-name="MP1">Seite <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jörn Kohnen</meta:initial-creator>
    <meta:creation-date>2021-10-01T08:49:18.11</meta:creation-date>
    <dc:date>2021-11-09T08:33:37</dc:date>
    <dc:creator>Björn Kohnen</dc:creator>
    <meta:editing-duration>PT18H30M18S</meta:editing-duration>
    <meta:editing-cycles>54</meta:editing-cycles>
    <meta:generator>OpenOffice/4.1.11$Unix OpenOffice.org_project/4111m1$Build-9808</meta:generator>
    <dc:subject>Volleyball</dc:subject>
    <dc:title>Anmeldung zur Vereinsmitgliedschaft</dc:title>
    <meta:document-statistic meta:table-count="2" meta:image-count="1" meta:object-count="0" meta:page-count="2" meta:paragraph-count="49" meta:word-count="347" meta:character-count="3076"/>
  </office:meta>
</office:document-meta>
</file>